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bullet text:level="8"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bullet text:level="9" text:bullet-char="■">
        <style:list-level-properties text:space-before="0in" text:min-label-width="0in" text:list-level-position-and-space-mode="label-alignment">
          <style:list-level-label-alignment text:label-followed-by="listtab" fo:margin-left="0in" fo:text-indent="0in"/>
        </style:list-level-properties>
      </text:list-level-style-bullet>
    </text:list-style>
    <text:list-style style:name="LFO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P1" style:parent-style-name="Normal" style:master-page-name="MP0" style:family="paragraph">
      <style:paragraph-properties fo:break-before="page" fo:margin-bottom="0in" fo:line-height="115%" style:page-number="1"/>
      <style:text-properties style:font-name="Calibri" style:font-name-asian="Calibri" style:font-name-complex="Calibri" fo:font-weight="bold" style:font-weight-asian="bold" fo:color="#333333"/>
    </style:style>
    <style:style style:name="P5" style:parent-style-name="Normal" style:family="paragraph">
      <style:paragraph-properties fo:margin-bottom="0in" fo:line-height="115%"/>
    </style:style>
    <style:style style:name="T6" style:parent-style-name="DefaultParagraphFont" style:family="text">
      <style:text-properties style:font-name="Calibri" style:font-name-asian="Calibri" style:font-name-complex="Calibri" fo:font-weight="bold" style:font-weight-asian="bold" fo:color="#333333"/>
    </style:style>
    <style:style style:name="T7" style:parent-style-name="DefaultParagraphFont" style:family="text">
      <style:text-properties style:font-name="Calibri" style:font-name-asian="Calibri" style:font-name-complex="Calibri" fo:font-weight="bold" style:font-weight-asian="bold" fo:color="#333333" style:text-position="super 66.6%"/>
    </style:style>
    <style:style style:name="T8" style:parent-style-name="DefaultParagraphFont" style:family="text">
      <style:text-properties style:font-name="Calibri" style:font-name-asian="Calibri" style:font-name-complex="Calibri" fo:font-weight="bold" style:font-weight-asian="bold" fo:color="#333333"/>
    </style:style>
    <style:style style:name="T9" style:parent-style-name="DefaultParagraphFont" style:family="text">
      <style:text-properties style:font-name="Calibri" style:font-name-asian="Calibri" style:font-name-complex="Calibri" fo:font-weight="bold" style:font-weight-asian="bold" fo:color="#333333"/>
    </style:style>
    <style:style style:name="P10" style:parent-style-name="Normal" style:family="paragraph">
      <style:paragraph-properties fo:margin-top="0.0694in" fo:margin-bottom="0.0694in" fo:line-height="105%"/>
    </style:style>
    <style:style style:name="T11" style:parent-style-name="DefaultParagraphFont" style:family="text">
      <style:text-properties style:font-name="Calibri" style:font-name-asian="Calibri" style:font-name-complex="Calibri" fo:font-style="italic" style:font-style-asian="italic" fo:font-size="11pt" style:font-size-asian="11pt" style:font-size-complex="11pt" fo:background-color="#FFFF00"/>
    </style:style>
    <style:style style:name="T12" style:parent-style-name="DefaultParagraphFont" style:family="text">
      <style:text-properties style:font-name="Calibri" style:font-name-asian="Calibri" style:font-name-complex="Calibri" fo:font-size="11pt" style:font-size-asian="11pt" style:font-size-complex="11pt"/>
    </style:style>
    <style:style style:name="TableColumn14" style:family="table-column">
      <style:table-column-properties style:column-width="6.693in" style:use-optimal-column-width="false"/>
    </style:style>
    <style:style style:name="Table13" style:family="table">
      <style:table-properties style:width="6.693in" fo:margin-left="0in" table:align="left"/>
    </style:style>
    <style:style style:name="TableRow15" style:family="table-row">
      <style:table-row-properties style:min-row-height="1.0833in" style:use-optimal-row-height="false"/>
    </style:style>
    <style:style style:name="TableCell16" style:family="table-cell">
      <style:table-cell-properties fo:border="0.0416in solid #000000" style:writing-mode="lr-tb" style:vertical-align="middle" fo:padding-top="0.1in" fo:padding-left="0.1in" fo:padding-bottom="0.1in" fo:padding-right="0.1in"/>
    </style:style>
    <style:style style:name="P17" style:parent-style-name="Normal" style:family="paragraph">
      <style:paragraph-properties fo:margin-bottom="0in"/>
      <style:text-properties style:font-name="Calibri" style:font-name-asian="Calibri" style:font-name-complex="Calibri"/>
    </style:style>
    <style:style style:name="P18" style:parent-style-name="Heading1" style:family="paragraph">
      <style:text-properties fo:font-style="italic" style:font-style-asian="italic" fo:font-size="14pt" style:font-size-asian="14pt" style:font-size-complex="14pt"/>
    </style:style>
    <style:style style:name="P19"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0"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1"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2"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3"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4"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5"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6"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7"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8" style:parent-style-name="Normal" style:family="paragraph">
      <style:paragraph-properties fo:margin-top="0.0694in" fo:margin-bottom="0.0694in" fo:line-height="105%"/>
    </style:style>
    <style:style style:name="T29"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P30" style:parent-style-name="Normal" style:family="paragraph">
      <style:paragraph-properties fo:margin-top="0.0694in" fo:margin-bottom="0.0694in" fo:line-height="105%"/>
    </style:style>
    <style:style style:name="T31"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P32" style:parent-style-name="Normal" style:family="paragraph">
      <style:paragraph-properties fo:margin-top="0.0694in" fo:margin-bottom="0.0694in" fo:line-height="105%"/>
    </style:style>
    <style:style style:name="T33"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T34"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P35" style:parent-style-name="Normal" style:family="paragraph">
      <style:paragraph-properties fo:margin-top="0.0694in" fo:margin-bottom="0.0694in" fo:line-height="105%"/>
    </style:style>
    <style:style style:name="T36"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T37" style:parent-style-name="DefaultParagraphFont" style:family="text">
      <style:text-properties style:font-name="Arial" style:font-name-asian="Arial" style:font-name-complex="Arial" fo:font-style="italic" style:font-style-asian="italic" fo:font-size="10pt" style:font-size-asian="10pt" style:font-size-complex="10pt"/>
    </style:style>
    <style:style style:name="T38" style:parent-style-name="DefaultParagraphFont" style:family="text">
      <style:text-properties style:font-name="Calibri" style:font-name-asian="Calibri" style:font-name-complex="Calibri" fo:font-style="italic" style:font-style-asian="italic" fo:font-size="10pt" style:font-size-asian="10pt" style:font-size-complex="10pt"/>
    </style:style>
    <style:style style:name="P39" style:parent-style-name="Normal" style:family="paragraph">
      <style:paragraph-properties fo:margin-top="0.0694in" fo:margin-bottom="0.0694in" fo:line-height="105%"/>
    </style:style>
    <style:style style:name="T40"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P41"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42"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43"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44"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45" style:parent-style-name="Normal" style:family="paragraph">
      <style:paragraph-properties fo:margin-top="0.0694in" fo:margin-bottom="0.0694in" fo:line-height="105%"/>
    </style:style>
    <style:style style:name="T46" style:parent-style-name="DefaultParagraphFont" style:family="text">
      <style:text-properties style:font-name="Calibri" style:font-name-asian="Calibri" style:font-name-complex="Calibri" fo:font-style="italic" style:font-style-asian="italic" fo:font-size="11pt" style:font-size-asian="11pt" style:font-size-complex="11pt"/>
    </style:style>
  </office:automatic-styles>
  <office:body>
    <office:text text:use-soft-page-breaks="true">
      <text:p text:style-name="P1">OR2023<text:s/>Workshop and Tutorial Submission<text:s/></text:p>
      <text:p text:style-name="P5"><text:bookmark-start text:name="_heading=h.gjdgxs"/><text:bookmark-end text:name="_heading=h.gjdgxs"/><text:span text:style-name="T6">18</text:span><text:span text:style-name="T7">th</text:span><text:span text:style-name="T8"><text:s/>International Open Repositories Conference,<text:s/></text:span><text:span text:style-name="T9">12-15 June 2023 Stellenbosch, South Africa</text:span></text:p>
      <text:p text:style-name="P10"><text:span text:style-name="T11">For authors: Follow the directions in italics and where appropriate replace with your own content.</text:span><text:span text:style-name="T12"><text:line-break/></text:span></text:p>
      <table:table table:style-name="Table13">
        <table:table-columns>
          <table:table-column table:style-name="TableColumn14"/>
        </table:table-columns>
        <table:table-row table:style-name="TableRow15">
          <table:table-cell table:style-name="TableCell16">
            <text:p text:style-name="P17">A reminder that the<text:s/>theme for OR2023<text:s/>is “Repositories<text:s/>Unlocked for<text:s/>Discovery and<text:s/>Interoperability”.<text:s/>The OR2023 conference will focus on the practices of the international repositories community to develop and implement the standards, frameworks, architectures, and methodologies for open repositories to serve as knowledge representation databases for the structured web of data.<text:s/>See the Call for Proposals for more detail on the themes. You will be asked to select a sub-theme at the time of submission.</text:p>
          </table:table-cell>
        </table:table-row>
      </table:table>
      <text:h text:style-name="P18" text:outline-level="1">Title of Proposal</text:h>
      <text:p text:style-name="P19">Presenter 1 name, affiliation, email address; Presenter 2 name, affiliation, email address</text:p>
      <text:h text:style-name="Heading2" text:outline-level="2">Abstract</text:h>
      <text:p text:style-name="P20">Summary of your proposal; maximum 200 words. The abstract should be a concise summary of the audience, background, content, format and learning outcomes of<text:s/>your workshop or tutorial. You will copy and paste this into the submission system at the time of submission.</text:p>
      <text:h text:style-name="Heading2" text:outline-level="2">Keywords</text:h>
      <text:p text:style-name="P21">List 3-4 key terms or phrases that describe the subject of the proposal.</text:p>
      <text:h text:style-name="Heading2" text:outline-level="2">Audience</text:h>
      <text:p text:style-name="P22">Tell us in a sentence or two who is the likely audience<text:s/>for this. Some examples might be repository managers, developers, data producers, librarians, etc.</text:p>
      <text:h text:style-name="Heading2" text:outline-level="2"><text:bookmark-start text:name="_heading=h.he0nq7beu8f0"/><text:bookmark-end text:name="_heading=h.he0nq7beu8f0"/>Length and number of attendees</text:h>
      <text:list text:style-name="LFO1" text:continue-numbering="true">
        <text:list-item>
          <text:p text:style-name="P23">What is the proposed session length?<text:s/></text:p>
          <text:list text:continue-numbering="true">
            <text:list-item>
              <text:p text:style-name="P24">90 mins</text:p>
            </text:list-item>
            <text:list-item>
              <text:p text:style-name="P25">3 hours (half day)</text:p>
            </text:list-item>
            <text:list-item>
              <text:p text:style-name="P26">6 hours (whole day)</text:p>
            </text:list-item>
          </text:list>
        </text:list-item>
        <text:list-item>
          <text:p text:style-name="P27">What is the maximum number of attendees<text:s/>that could be accommodated?</text:p>
        </text:list-item>
      </text:list>
      <text:h text:style-name="Heading2" text:outline-level="2">Proposal (no longer than 2 pages)</text:h>
      <text:list text:style-name="LFO1" text:continue-numbering="true">
        <text:list-item>
          <text:p text:style-name="P28"><text:span text:style-name="T29">Tell us what you will cover in the workshop or tutorial.<text:s/></text:span></text:p>
        </text:list-item>
        <text:list-item>
          <text:p text:style-name="P30"><text:span text:style-name="T31">Why will your topic be of interest to the intended audience?<text:s/></text:span></text:p>
        </text:list-item>
        <text:list-item>
          <text:p text:style-name="P32"><text:span text:style-name="T33">Include a description of the format(s) of your workshop or tutorial - e.g.</text:span><text:span text:style-name="T34">, group discussion, presenter-led theoretical instruction, hands-on exercises, or a mix of formats.<text:s/></text:span></text:p>
        </text:list-item>
        <text:list-item>
          <text:p text:style-name="P35"><text:span text:style-name="T36">Provide some details on<text:s/></text:span><text:span text:style-name="T37">how you plan to engage the audience in the session</text:span><text:span text:style-name="T38">.<text:s/></text:span></text:p>
        </text:list-item>
        <text:list-item>
          <text:p text:style-name="P39"><text:span text:style-name="T40">Your proposal should be in English and no longer than 2 pages.</text:span></text:p>
        </text:list-item>
      </text:list>
      <text:soft-page-break/>
      <text:h text:style-name="Heading2" text:outline-level="2">Learning outcomes</text:h>
      <text:p text:style-name="P41">Briefly state the learning outcomes from your workshop or tutorial. Learning outcomes are statements of what the student should be able to do at the end of the workshop. For example: At the end of this workshop, students will be able to use the API to query the repository database.</text:p>
      <text:h text:style-name="Heading2" text:outline-level="2">Requirements</text:h>
      <text:p text:style-name="P42">Briefly describe the requirements for your workshop or tutorial:</text:p>
      <text:list text:style-name="LFO2" text:continue-numbering="true">
        <text:list-item>
          <text:p text:style-name="P43">Technology and facilities required</text:p>
        </text:list-item>
        <text:list-item>
          <text:p text:style-name="P44">Expectations of attendees (e.g.<text:s/>attendees will be expected to bring a laptop / install software before the session; attendees will need prior knowledge of a specific system)</text:p>
        </text:list-item>
        <text:list-item>
          <text:p text:style-name="P45"><text:bookmark-start text:name="_heading=h.3rdcrjn"/><text:bookmark-end text:name="_heading=h.3rdcrjn"/><text:span text:style-name="T46">Any other supplies or support required from the conference organise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00%" fo:background-color="transparent" style:tab-stop-distance="0.5in"/>
      <style:text-properties style:font-name="Cambria" style:font-name-asian="Cambria" style:font-name-complex="Cambri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libri" style:font-name-asian="Calibri" style:font-name-complex="Calibri" fo:font-weight="bold" style:font-weight-asian="bold"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libri" style:font-name-asian="Calibri" style:font-name-complex="Calibri" fo:font-weight="bold" style:font-weight-asian="bold"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style:font-name-asian="Calibri" style:font-name-complex="Calibri" fo:font-weight="bold" style:font-weight-asian="bold" fo:color="#4F81B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style:font-name-asian="Calibri" style:font-name-complex="Calibri" fo:font-weight="bold" style:font-weight-asian="bold"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style:font-name-asian="Calibri" style:font-name-complex="Calibri" fo:font-style="italic" style:font-style-asian="italic" fo:color="#4F81B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style:font-name-asian="Calibri" style:font-name-complex="Calibri" fo:color="#4F81B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text-align="center" fo:margin-top="0.3333in" fo:margin-bottom="0.1666in"/>
      <style:text-properties style:font-name="Calibri" style:font-name-asian="Calibri" style:font-name-complex="Calibri" fo:font-weight="bold" style:font-weight-asian="bold" fo:color="#335B8A" fo:font-size="18pt" style:font-size-asian="18pt" style:font-size-complex="18pt" fo:hyphenate="false"/>
    </style:style>
    <style:style style:name="Subtitle" style:display-name="Subtitle" style:family="paragraph" style:parent-style-name="Normal" style:next-style-name="Normal">
      <style:paragraph-properties fo:keep-with-next="always" fo:keep-together="always" fo:text-align="center" fo:margin-top="0.1666in" fo:margin-bottom="0.1666in"/>
      <style:text-properties style:font-name="Calibri" style:font-name-asian="Calibri" style:font-name-complex="Calibri" fo:font-weight="bold" style:font-weight-asian="bold" fo:color="#335B8A" fo:font-size="15pt" style:font-size-asian="15pt" style:font-size-complex="15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bullet text:level="8"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bullet text:level="9" text:bullet-char="■">
        <style:list-level-properties text:space-before="0in" text:min-label-width="0in" text:list-level-position-and-space-mode="label-alignment">
          <style:list-level-label-alignment text:label-followed-by="listtab" fo:margin-left="0in" fo:text-indent="0in"/>
        </style:list-level-properties>
      </text:list-level-style-bullet>
    </text:list-style>
    <text:list-style style:name="LFO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page-layout style:name="PL0">
      <style:page-layout-properties fo:page-width="8.268in" fo:page-height="11.693in" style:print-orientation="portrait" fo:margin-top="0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2958in"/>
      </style:footer-style>
    </style:page-layout>
    <style:style style:name="P2" style:parent-style-name="Normal" style:family="paragraph">
      <style:paragraph-properties fo:text-align="center" fo:margin-bottom="0in">
        <style:tab-stops>
          <style:tab-stop style:type="center" style:position="3.134in"/>
          <style:tab-stop style:type="right" style:position="6.268in"/>
        </style:tab-stops>
      </style:paragraph-properties>
    </style:style>
    <style:style style:name="T3" style:parent-style-name="DefaultParagraphFont" style:family="text">
      <style:text-properties style:font-name="Calibri" style:font-name-asian="Calibri" style:font-name-complex="Calibri" fo:font-size="10pt" style:font-size-asian="10pt" style:font-size-complex="10pt"/>
    </style:style>
    <style:style style:name="P4" style:parent-style-name="Normal" style:family="paragraph">
      <style:paragraph-properties fo:margin-bottom="0.5in">
        <style:tab-stops>
          <style:tab-stop style:type="center" style:position="3.134in"/>
          <style:tab-stop style:type="right" style:position="6.268in"/>
        </style:tab-stops>
      </style:paragraph-properties>
    </style:style>
  </office:automatic-styles>
  <office:master-styles>
    <style:master-page style:name="MP0" style:page-layout-name="PL0">
      <style:footer>
        <text:p text:style-name="P2"><text:span text:style-name="T3"><text:page-number text:fixed="false">2</text:page-number></text:span></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lva, Jyrki T</meta:initial-creator>
    <dc:creator>Holt, Ilkay</dc:creator>
    <meta:creation-date>2022-11-09T16:27:00Z</meta:creation-date>
    <dc:date>2022-11-09T16:27:00Z</dc:date>
    <meta:template xlink:href="Normal" xlink:type="simple"/>
    <meta:editing-cycles>2</meta:editing-cycles>
    <meta:editing-duration>PT0S</meta:editing-duration>
    <meta:document-statistic meta:page-count="2" meta:paragraph-count="5" meta:word-count="400" meta:character-count="2675" meta:row-count="19" meta:non-whitespace-character-count="2280"/>
  </office:meta>
</office:document-meta>
</file>